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officeooo:paragraph-rsid="001b2e7b"/>
    </style:style>
    <style:style style:name="P2" style:family="paragraph" style:parent-style-name="Standard">
      <style:paragraph-properties style:writing-mode="lr-tb"/>
      <style:text-properties style:font-name="sans-serif" fo:font-weight="bold" officeooo:paragraph-rsid="001b2e7b" style:font-weight-asian="bold" style:font-weight-complex="bold"/>
    </style:style>
    <style:style style:name="P3" style:family="paragraph" style:parent-style-name="Standard">
      <style:paragraph-properties style:writing-mode="lr-tb"/>
      <style:text-properties style:font-name="sans-serif" fo:font-weight="normal" officeooo:paragraph-rsid="001b2e7b" style:font-weight-asian="normal" style:font-weight-complex="normal"/>
    </style:style>
    <style:style style:name="P4" style:family="paragraph" style:parent-style-name="Standard">
      <style:paragraph-properties style:writing-mode="lr-tb"/>
      <style:text-properties fo:font-weight="bold" officeooo:paragraph-rsid="001b2e7b" style:font-weight-asian="bold" style:font-weight-complex="bold"/>
    </style:style>
    <style:style style:name="P5" style:family="paragraph" style:parent-style-name="Footer">
      <style:text-properties officeooo:rsid="001b2e7b" officeooo:paragraph-rsid="001b2e7b"/>
    </style:style>
    <style:style style:name="T1" style:family="text">
      <style:text-properties fo:font-size="14pt" fo:font-weight="bold" officeooo:rsid="001a424f" fo:background-color="#fff200" loext:char-shading-value="0" style:font-size-asian="14pt" style:font-weight-asian="bold" style:font-size-complex="14pt" style:font-weight-complex="bold"/>
    </style:style>
    <style:style style:name="T2" style:family="text">
      <style:text-properties style:font-name="sans-serif"/>
    </style:style>
    <style:style style:name="T3" style:family="text">
      <style:text-properties style:font-name="sans-serif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page29R_mcid10"/><text:bookmark text:name="page29R_mcid11"/><text:line-break/><text:span text:style-name="T3">Q1) What is AWS?</text:span><text:bookmark text:name="page29R_mcid12"/><text:line-break/><text:span text:style-name="T2">Answer:AWS</text:span> <text:span text:style-name="T2">stands for Amazon Web Services. AWS is a platform that provides on-demand</text:span><text:line-break/><text:span text:style-name="T2">resources for hosting web services, storage, networking, databases and other resources over the</text:span><text:line-break/><text:span text:style-name="T2">internet with a pay-as-you-go pricing.</text:span></text:p>
      <text:p text:style-name="P1"><text:span text:style-name="T3"/></text:p>
      <text:p text:style-name="P1"><text:span text:style-name="T3">Q2) What are the components of AWS?</text:span><text:bookmark text:name="page29R_mcid14"/><text:line-break/><text:span text:style-name="T2">Answer:EC2</text:span> – <text:span text:style-name="T2">Elastic Compute Cloud, S3</text:span> – <text:span text:style-name="T2">Simple Storage Service, Route53, EBS</text:span> – <text:span text:style-name="T2">Elastic Block</text:span><text:line-break/><text:span text:style-name="T2">Store, Cloudwatch, Key-Paris are few of the components of AWS.</text:span></text:p>
      <text:p text:style-name="P1"><text:bookmark text:name="page29R_mcid15"/><text:line-break/><text:span text:style-name="T3">Q3) What are key-pairs?</text:span><text:bookmark text:name="page29R_mcid16"/><text:line-break/><text:span text:style-name="T2">Answer:Key-pairs are secure login information for your instances/virtual machines. To connect to the</text:span><text:line-break/><text:span text:style-name="T2">instances we use key-pairs that contain a public-key and private-key.</text:span></text:p>
      <text:p text:style-name="P1"><text:bookmark text:name="page29R_mcid17"/><text:line-break/><text:span text:style-name="T3">Q4) What is S3?</text:span><text:bookmark text:name="page29R_mcid18"/><text:line-break/><text:span text:style-name="T2">Answer:S3 stands for Simple Storage Service. It is a storage service that provides an interface that</text:span><text:line-break/><text:span text:style-name="T2">you can use to store any amount of data, at any time, from anywhere in the world. With S3 you pay</text:span><text:line-break/><text:span text:style-name="T2">only for what you use and the payment model is pay-as-you-go.</text:span></text:p>
      <text:p text:style-name="P1"><text:bookmark text:name="page29R_mcid19"/><text:line-break/><text:span text:style-name="T3">Q5) What are the pricing models for EC2instances?</text:span><text:bookmark text:name="page29R_mcid20"/><text:line-break/><text:span text:style-name="T2">Answer:The different pricing model for EC2 instances are as below,</text:span><text:bookmark text:name="page29R_mcid21"/><text:line-break/>• <text:span text:style-name="T2">On-demand</text:span><text:bookmark text:name="page29R_mcid22"/><text:line-break/>• <text:span text:style-name="T2">Reserved</text:span><text:bookmark text:name="page29R_mcid23"/><text:line-break/>• <text:span text:style-name="T2">Spot</text:span><text:bookmark text:name="page29R_mcid24"/><text:line-break/>• <text:span text:style-name="T2">Scheduled</text:span><text:bookmark text:name="page29R_mcid25"/><text:line-break/>• <text:span text:style-name="T2">Dedicated</text:span></text:p>
      <text:p text:style-name="P1"><text:span text:style-name="T2"/></text:p>
      <text:p text:style-name="P2"><text:bookmark text:name="page29R_mcid26"/>Q6) What are the types of volumes for EC2 instances?</text:p>
      <text:p text:style-name="P3"><text:bookmark text:name="page30R_mcid0"/>Answer:<text:bookmark text:name="page30R_mcid1"/><text:line-break/>• There are two types of volumes,<text:bookmark text:name="page30R_mcid2"/><text:line-break/>• Instance store volumes<text:bookmark text:name="page30R_mcid3"/><text:line-break/>• EBS – Elastic Block Stores</text:p>
      <text:p text:style-name="P3"><text:bookmark text:name="page30R_mcid4"/><text:line-break/><text:span text:style-name="T4">Q7) What are EBS volumes?</text:span><text:bookmark text:name="page30R_mcid5"/><text:line-break/>Answer:EBS stands for Elastic Block Stores. They are persistent volumes that you can attach to the<text:line-break/>instances. With EBS volumes, your data will be preserved even when you stop your instances, unlike<text:line-break/>your instance store volumes where the data is deleted when you stop the instances.</text:p>
      <text:p text:style-name="P3"><text:bookmark text:name="page30R_mcid7"/><text:bookmark text:name="page30R_mcid6"/><text:line-break/><text:soft-page-break/><text:span text:style-name="T4">Q8) What are the types of volumes in EBS?</text:span><text:bookmark text:name="page30R_mcid8"/><text:line-break/>Answer:Following are the types of volumes in EBS,<text:bookmark text:name="page30R_mcid9"/><text:line-break/>• General purpose<text:bookmark text:name="page30R_mcid10"/><text:line-break/>• Provisioned IOPS<text:bookmark text:name="page30R_mcid11"/><text:line-break/>• Magnetic<text:bookmark text:name="page30R_mcid12"/><text:line-break/>• Cold HDD<text:bookmark text:name="page30R_mcid13"/><text:line-break/>• Throughput optimized</text:p>
      <text:p text:style-name="P3"><text:bookmark text:name="page30R_mcid14"/><text:line-break/><text:span text:style-name="T4">Q9) What are the different types of instances?</text:span><text:bookmark text:name="page30R_mcid15"/><text:line-break/>Answer: Following are the types of instances,<text:bookmark text:name="page30R_mcid16"/><text:line-break/>• General purpose<text:bookmark text:name="page30R_mcid17"/><text:line-break/>• Computer Optimized<text:bookmark text:name="page30R_mcid18"/><text:line-break/>• Storage Optimized<text:bookmark text:name="page30R_mcid19"/><text:line-break/>• Memory Optimized<text:bookmark text:name="page30R_mcid20"/><text:line-break/>• Accelerated Computing</text:p>
      <text:p text:style-name="P3"><text:bookmark text:name="page30R_mcid21"/><text:line-break/><text:span text:style-name="T4">Q10) What is an auto-scaling and what are the components?</text:span><text:bookmark text:name="page30R_mcid22"/><text:line-break/>Answer: Auto scaling allows you to automatically scale-up and scale-down the number of instances<text:line-break/>depending on the CPU utilization or memory utilization. There are 2 components in Auto scaling, they<text:line-break/>are Auto-scaling groups and Launch Configuration.</text:p>
      <text:p text:style-name="P3"><text:bookmark text:name="page30R_mcid23"/><text:line-break/><text:span text:style-name="T4">Q11) What are reserved instances?</text:span><text:bookmark text:name="page30R_mcid24"/><text:line-break/>Answer: Reserved instances are the instance that you can reserve a fixed capacity of EC2 instances. In<text:line-break/>reserved instances you will have to get into a contract of 1 year or 3 years.</text:p>
      <text:p text:style-name="P3"><text:bookmark text:name="page30R_mcid25"/><text:line-break/><text:span text:style-name="T4">Q12)What is an AMI?</text:span><text:bookmark text:name="page30R_mcid26"/><text:line-break/>Answer: AMI stands for Amazon Machine Image. AMI is a template that contains the software<text:line-break/>configurations, launch permission and a block device mapping that specifies the volume to attach to<text:line-break/>the instance when it is launched.</text:p>
      <text:p text:style-name="P3"/>
      <text:p text:style-name="P3"/>
      <text:p text:style-name="P2"/>
      <text:p text:style-name="P4"><text:span text:style-name="T2"/></text:p>
      <text:p text:style-name="Preformatted_20_Text"><text:s text:c="2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b2e7b" officeooo:paragraph-rsid="001b2e7b"/>
    </style:style>
    <style:style style:name="MT1" style:family="text">
      <style:text-properties fo:font-size="14pt" fo:font-weight="bold" officeooo:rsid="001a424f" fo:background-color="#fff200" loext:char-shading-value="0" style:font-size-asian="14pt" style:font-weight-asian="bold" style:font-size-complex="14pt" style:font-weight-complex="bold"/>
    </style:style>
    <style:style style:name="MT2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s text:c="36"/><text:span text:style-name="MT1">AWS INTERVIEW QUESTION AND ANSWERS</text:span></text:p>
      </style:header>
      <style:footer>
        <text:p text:style-name="MP1"><text:span text:style-name="MT2">Prepared by</text:span>: kori madhu mohan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2-30T14:17:40.644819895</dc:date>
    <meta:editing-duration>PT11M3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16" meta:word-count="444" meta:character-count="2786" meta:non-whitespace-character-count="2280"/>
  </office:meta>
</office:document-meta>
</file>